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officeooo:paragraph-rsid="0009f28e"/>
    </style:style>
    <style:style style:name="P3" style:family="paragraph" style:parent-style-name="Standard">
      <style:text-properties officeooo:paragraph-rsid="000a1970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09f28e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style:text-line-through-style="none" style:font-name="Arial1" fo:font-size="16pt" fo:font-style="normal" style:text-underline-style="none" fo:font-weight="bold"/>
    </style:style>
    <style:style style:name="P6" style:family="paragraph">
      <style:paragraph-properties fo:text-align="start"/>
      <style:text-properties style:text-line-through-style="none" style:font-name="Arial1" fo:font-size="12pt" fo:font-style="normal" style:text-underline-style="none" fo:font-weight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09f28e"/>
    </style:style>
    <style:style style:name="T3" style:family="text">
      <style:text-properties officeooo:rsid="000a1970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Kuerzel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DSonst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DVerw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name="kuerzel" draw:style-name="gr1" draw:text-style-name="P5" svg:width="4.079cm" svg:height="0.761cm" svg:x="2.117cm" svg:y="1.311cm" draw:control="control1">
        <svg:title>kuerzel</svg:title>
      </draw:control>
      <text:p text:style-name="P4"><text:span text:style-name="T2">Kopierer Karte</text:span></text:p>
      <text:p text:style-name="P2"><text:span text:style-name="T2"/></text:p>
      <text:p text:style-name="P2"><text:span text:style-name="T2"/></text:p>
      <text:p text:style-name="Standard"/>
      <text:p text:style-name="P3"><draw:control text:anchor-type="paragraph" draw:z-index="1" draw:style-name="gr2" draw:text-style-name="P6" svg:width="3.162cm" svg:height="0.486cm" svg:x="3.394cm" svg:y="0.009cm" draw:control="control2"/><text:span text:style-name="T3">ID Normal:</text:span></text:p>
      <text:p text:style-name="P3"><text:span text:style-name="T3"/></text:p>
      <text:p text:style-name="P3"><text:span text:style-name="T3"/></text:p>
      <text:p text:style-name="P3"><draw:control text:anchor-type="paragraph" draw:z-index="2" draw:style-name="gr2" draw:text-style-name="P6" svg:width="3.162cm" svg:height="0.486cm" svg:x="3.404cm" svg:y="0.011cm" draw:control="control3"/><text:span text:style-name="T3">ID Verwaltung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9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56cm" fo:page-height="5.399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ütz</meta:initial-creator>
    <meta:creation-date>2012-10-27T01:39:12</meta:creation-date>
    <dc:date>2012-10-27T02:17:19</dc:date>
    <dc:creator>Christoph Schütz</dc:creator>
    <meta:editing-duration>PT3M16S</meta:editing-duration>
    <meta:editing-cycles>3</meta:editing-cycles>
    <meta:generator>LibreOffice/3.6$Linux_X86_64 LibreOffice_project/e29a214-2bbed72-0621de6-a97528c-8f066d</meta:generator>
    <meta:document-statistic meta:table-count="0" meta:image-count="0" meta:object-count="0" meta:page-count="1" meta:paragraph-count="3" meta:word-count="6" meta:character-count="38" meta:non-whitespace-character-count="35"/>
  </office:meta>
</office:document-meta>
</file>